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Samanata" svg:font-family="Samanat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officeooo:paragraph-rsid="00144a4a"/>
    </style:style>
    <style:style style:name="P2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3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fo:color="#212529" style:font-name="Courier New" officeooo:rsid="0017e691" officeooo:paragraph-rsid="0017e691" fo:background-color="#f9f9f9" style:font-name-asian="Courier New1" style:font-name-complex="Courier New1"/>
    </style:style>
    <style:style style:name="P4" style:family="paragraph" style:parent-style-name="LO-normal">
      <loext:graphic-properties draw:fill="solid" draw:fill-color="#f9f9f9"/>
      <style:paragraph-properties fo:margin-left="0cm" fo:margin-right="0cm" fo:margin-top="0.423cm" fo:margin-bottom="0.423cm" loext:contextual-spacing="false" fo:line-height="150%" fo:text-indent="0cm" style:auto-text-indent="false" fo:background-color="#f9f9f9"/>
      <style:text-properties fo:color="#212529" style:font-name="Courier New" officeooo:rsid="0015244b" officeooo:paragraph-rsid="0015244b" fo:background-color="#f9f9f9" style:font-name-asian="Courier New1" style:font-name-complex="Courier New1"/>
    </style:style>
    <style:style style:name="P5" style:family="paragraph" style:parent-style-name="LO-normal" style:master-page-name="">
      <loext:graphic-properties draw:fill="none"/>
      <style:paragraph-properties fo:margin-left="-0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212529" style:font-name="Courier New" style:text-underline-style="solid" style:text-underline-width="auto" style:text-underline-color="font-color" officeooo:paragraph-rsid="00144a4a" fo:background-color="#f9f9f9" style:font-name-asian="Courier New1" style:font-name-complex="Courier New1" fo:hyphenate="false" fo:hyphenation-remain-char-count="2" fo:hyphenation-push-char-count="2" loext:hyphenation-no-caps="false"/>
    </style:style>
    <style:style style:name="P6" style:family="paragraph" style:parent-style-name="LO-normal" style:master-page-name="">
      <loext:graphic-properties draw:fill="solid" draw:fill-color="#f9f9f9"/>
      <style:paragraph-properties fo:margin-left="-0.6cm" fo:margin-right="0cm" fo:margin-top="0.423cm" fo:margin-bottom="0.423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style:text-underline-style="solid" style:text-underline-width="auto" style:text-underline-color="font-color" officeooo:rsid="0010a8de" officeooo:paragraph-rsid="0010a8de" fo:background-color="#f9f9f9" style:font-name-asian="Courier New1" style:font-name-complex="Courier New1" fo:hyphenate="false" fo:hyphenation-remain-char-count="2" fo:hyphenation-push-char-count="2" loext:hyphenation-no-caps="false"/>
    </style:style>
    <style:style style:name="P7" style:family="paragraph" style:parent-style-name="LO-normal" style:list-style-name="WWNum168">
      <style:paragraph-properties fo:margin-left="1.27cm" fo:margin-right="0cm" fo:margin-top="0cm" fo:margin-bottom="0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8" style:family="paragraph" style:parent-style-name="LO-normal" style:list-style-name="WWNum158">
      <style:paragraph-properties fo:margin-left="1.27cm" fo:margin-right="0cm" fo:margin-top="0cm" fo:margin-bottom="0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9" style:family="paragraph" style:parent-style-name="LO-normal" style:list-style-name="WWNum168">
      <style:paragraph-properties fo:margin-left="1.27cm" fo:margin-right="0cm" fo:margin-top="0cm" fo:margin-bottom="0cm" loext:contextual-spacing="false" fo:line-height="150%" fo:text-indent="-0.635cm" style:auto-text-indent="false"/>
      <style:text-properties fo:color="#212529" style:font-name="Courier New" officeooo:rsid="00239ebd" officeooo:paragraph-rsid="00239ebd" fo:background-color="#f9f9f9" style:font-name-asian="Courier New1" style:font-name-complex="Courier New1"/>
    </style:style>
    <style:style style:name="P10" style:family="paragraph" style:parent-style-name="LO-normal" style:list-style-name="WWNum168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11" style:family="paragraph" style:parent-style-name="LO-normal" style:list-style-name="WWNum100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12" style:family="paragraph" style:parent-style-name="LO-normal" style:list-style-name="WWNum158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13" style:family="paragraph" style:parent-style-name="LO-normal" style:list-style-name="WWNum224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paragraph-rsid="00144a4a" fo:background-color="#f9f9f9" style:font-name-asian="Courier New1" style:font-name-complex="Courier New1"/>
    </style:style>
    <style:style style:name="P14" style:family="paragraph" style:parent-style-name="LO-normal" style:list-style-name="WWNum216">
      <loext:graphic-properties draw:fill="solid" draw:fill-color="#f9f9f9"/>
      <style:paragraph-properties fo:margin-left="1.27cm" fo:margin-right="0cm" fo:margin-top="0cm" fo:margin-bottom="0.212cm" loext:contextual-spacing="false" fo:line-height="150%" fo:text-indent="-0.635cm" style:auto-text-indent="false" fo:background-color="#f9f9f9"/>
      <style:text-properties fo:color="#212529" style:font-name="Courier New" officeooo:rsid="0010a8de" officeooo:paragraph-rsid="00144a4a" fo:background-color="#f9f9f9" style:font-name-asian="Courier New1" style:font-name-complex="Courier New1"/>
    </style:style>
    <style:style style:name="P15" style:family="paragraph" style:parent-style-name="LO-normal" style:list-style-name="WWNum168">
      <style:paragraph-properties fo:margin-left="1.27cm" fo:margin-right="0cm" fo:margin-top="0cm" fo:margin-bottom="0.212cm" loext:contextual-spacing="false" fo:line-height="150%" fo:text-indent="-0.635cm" style:auto-text-indent="false"/>
      <style:text-properties fo:color="#212529" style:font-name="Courier New" officeooo:rsid="00239ebd" officeooo:paragraph-rsid="00239ebd" fo:background-color="#f9f9f9" style:font-name-asian="Courier New1" style:font-name-complex="Courier New1"/>
    </style:style>
    <style:style style:name="P16" style:family="paragraph" style:parent-style-name="LO-normal" style:list-style-name="WWNum100">
      <style:paragraph-properties fo:margin-left="0cm" fo:margin-right="0cm" fo:margin-top="0cm" fo:margin-bottom="0.212cm" loext:contextual-spacing="false" fo:line-height="150%" fo:text-indent="0cm" style:auto-text-indent="false"/>
      <style:text-properties fo:color="#212529" style:font-name="Courier New" officeooo:rsid="0017e691" officeooo:paragraph-rsid="00185846" fo:background-color="#f9f9f9" style:font-name-asian="Courier New1" style:font-name-complex="Courier New1"/>
    </style:style>
    <style:style style:name="P17" style:family="paragraph" style:parent-style-name="LO-normal" style:list-style-name="WWNum100">
      <style:paragraph-properties fo:margin-left="0cm" fo:margin-right="0cm" fo:margin-top="0cm" fo:margin-bottom="0.212cm" loext:contextual-spacing="false" fo:line-height="150%" fo:text-indent="0cm" style:auto-text-indent="false"/>
      <style:text-properties fo:color="#212529" style:font-name="Courier New" officeooo:rsid="00185846" officeooo:paragraph-rsid="00185846" fo:background-color="#f9f9f9" style:font-name-asian="Courier New1" style:font-name-complex="Courier New1"/>
    </style:style>
    <style:style style:name="P18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officeooo:rsid="001adaf8" officeooo:paragraph-rsid="001adaf8" fo:background-color="#f9f9f9" style:font-name-asian="Courier New1" style:font-name-complex="Courier New1"/>
    </style:style>
    <style:style style:name="P19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fo:color="#212529" style:font-name="Courier New" officeooo:paragraph-rsid="00239ebd" fo:background-color="#f9f9f9" style:font-name-asian="Courier New1" style:font-name-complex="Courier New1"/>
    </style:style>
    <style:style style:name="P20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1c5505" officeooo:paragraph-rsid="001c5505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1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1d3c5a" officeooo:paragraph-rsid="001d3c5a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2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1edfcf" officeooo:paragraph-rsid="001edfc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3" style:family="paragraph" style:parent-style-name="LO-normal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54fd1" officeooo:paragraph-rsid="00254fd1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4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7b0d4" officeooo:paragraph-rsid="0027b0d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5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7b0d4" officeooo:paragraph-rsid="002a5a2c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6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8db7a" officeooo:paragraph-rsid="0028db7a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7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8db7a" officeooo:paragraph-rsid="002a5a2c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8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8db7a" officeooo:paragraph-rsid="0035f62d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29" style:family="paragraph" style:parent-style-name="LO-normal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8db7a" officeooo:paragraph-rsid="002a5a2c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0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a0e83" officeooo:paragraph-rsid="002a0e83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1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a0e83" officeooo:paragraph-rsid="0035f62d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2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af1a4" officeooo:paragraph-rsid="002af1a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3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af1a4" officeooo:paragraph-rsid="0035f62d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4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cb8df" officeooo:paragraph-rsid="002cb8d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5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e9a4f" officeooo:paragraph-rsid="002e9a4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6" style:family="paragraph" style:parent-style-name="LO-normal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officeooo:rsid="002e9a4f" officeooo:paragraph-rsid="002e9a4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7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style:text-underline-style="solid" style:text-underline-width="auto" style:text-underline-color="font-color" officeooo:rsid="0028db7a" officeooo:paragraph-rsid="0028db7a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38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style:text-underline-style="solid" style:text-underline-width="auto" style:text-underline-color="font-color" fo:font-weight="normal" officeooo:rsid="002a0e83" officeooo:paragraph-rsid="002a0e83" style:letter-kerning="false" fo:background-color="#f9f9f9" style:font-name-asian="Courier New1" style:font-size-asian="12pt" style:language-asian="zh" style:country-asian="CN" style:font-weight-asian="normal" style:font-name-complex="Courier New1" style:font-size-complex="12pt" style:language-complex="hi" style:country-complex="IN" style:font-weight-complex="normal"/>
    </style:style>
    <style:style style:name="P39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style:text-underline-style="solid" style:text-underline-width="auto" style:text-underline-color="font-color" fo:font-weight="normal" officeooo:rsid="002a0e83" officeooo:paragraph-rsid="0035f62d" style:letter-kerning="false" fo:background-color="#f9f9f9" style:font-name-asian="Courier New1" style:font-size-asian="12pt" style:language-asian="zh" style:country-asian="CN" style:font-weight-asian="normal" style:font-name-complex="Courier New1" style:font-size-complex="12pt" style:language-complex="hi" style:country-complex="IN" style:font-weight-complex="normal"/>
    </style:style>
    <style:style style:name="P40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Courier New" fo:font-size="12pt" fo:language="en" fo:country="US" fo:font-weight="bold" officeooo:rsid="0028db7a" officeooo:paragraph-rsid="0028db7a" style:letter-kerning="false" fo:background-color="#f9f9f9" style:font-name-asian="Courier New1" style:font-size-asian="12pt" style:language-asian="zh" style:country-asian="CN" style:font-weight-asian="bold" style:font-name-complex="Courier New1" style:font-size-complex="12pt" style:language-complex="hi" style:country-complex="IN" style:font-weight-complex="bold"/>
    </style:style>
    <style:style style:name="P41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Samanata" fo:font-size="12pt" fo:language="en" fo:country="US" officeooo:rsid="00254fd1" officeooo:paragraph-rsid="00254fd1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42" style:family="paragraph" style:parent-style-name="LO-normal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Samanata" fo:font-size="12pt" fo:language="en" fo:country="US" officeooo:rsid="00254fd1" officeooo:paragraph-rsid="00254fd1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43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Samanata" fo:font-size="12pt" fo:language="en" fo:country="US" officeooo:rsid="00273c94" officeooo:paragraph-rsid="00273c9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44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Samanata" fo:font-size="12pt" fo:language="en" fo:country="US" officeooo:rsid="0027b0d4" officeooo:paragraph-rsid="0027b0d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45" style:family="paragraph" style:parent-style-name="LO-normal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fo:color="#212529" style:font-name="Samanata" officeooo:rsid="00254fd1" officeooo:paragraph-rsid="00254fd1" fo:background-color="#f9f9f9" style:font-name-asian="Courier New1" style:font-name-complex="Courier New1"/>
    </style:style>
    <style:style style:name="P46" style:family="paragraph" style:parent-style-name="LO-normal" style:list-style-name="WWNum100">
      <style:paragraph-properties fo:margin-left="0cm" fo:margin-right="0cm" fo:margin-top="0cm" fo:margin-bottom="0.212cm" loext:contextual-spacing="false" fo:line-height="150%" fo:text-indent="0cm" style:auto-text-indent="false"/>
      <style:text-properties officeooo:rsid="0017e691" officeooo:paragraph-rsid="00185846"/>
    </style:style>
    <style:style style:name="P47" style:family="paragraph" style:parent-style-name="LO-normal" style:list-style-name="WWNum100">
      <style:paragraph-properties fo:margin-left="0cm" fo:margin-right="0cm" fo:margin-top="0cm" fo:margin-bottom="0.212cm" loext:contextual-spacing="false" fo:line-height="150%" fo:text-indent="0cm" style:auto-text-indent="false"/>
      <style:text-properties officeooo:paragraph-rsid="00185846"/>
    </style:style>
    <style:style style:name="P48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officeooo:paragraph-rsid="0027b0d4"/>
    </style:style>
    <style:style style:name="P49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officeooo:paragraph-rsid="002e9a4f"/>
    </style:style>
    <style:style style:name="P50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>
        <style:tab-stops/>
      </style:paragraph-properties>
      <style:text-properties officeooo:paragraph-rsid="001c5505"/>
    </style:style>
    <style:style style:name="P51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officeooo:paragraph-rsid="00254fd1"/>
    </style:style>
    <style:style style:name="P52" style:family="paragraph" style:parent-style-name="LO-normal" style:list-style-name="WWNum100">
      <loext:graphic-properties draw:fill="solid" draw:fill-color="#f9f9f9"/>
      <style:paragraph-properties fo:margin-left="0cm" fo:margin-right="0cm" fo:margin-top="0cm" fo:margin-bottom="0.212cm" loext:contextual-spacing="false" fo:line-height="150%" fo:text-indent="0cm" style:auto-text-indent="false" fo:background-color="#f9f9f9"/>
      <style:text-properties officeooo:rsid="002a0e83" officeooo:paragraph-rsid="002a0e83"/>
    </style:style>
    <style:style style:name="P53" style:family="paragraph" style:parent-style-name="LO-normal" style:list-style-name="L3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fo:font-weight="bold" officeooo:rsid="00202694" officeooo:paragraph-rsid="00202694" style:letter-kerning="false" fo:background-color="#f9f9f9" style:font-name-asian="Courier New1" style:font-size-asian="12pt" style:language-asian="zh" style:country-asian="CN" style:font-weight-asian="bold" style:font-name-complex="Courier New1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54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fo:font-weight="bold" officeooo:rsid="001edfcf" officeooo:paragraph-rsid="001edfcf" style:letter-kerning="false" fo:background-color="#ffc0cb" style:font-name-asian="Courier New1" style:font-size-asian="12pt" style:language-asian="zh" style:country-asian="CN" style:font-weight-asian="bold" style:font-name-complex="Courier New1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55" style:family="paragraph" style:parent-style-name="LO-normal" style:list-style-name="L2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1edfcf" officeooo:paragraph-rsid="0020269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56" style:family="paragraph" style:parent-style-name="LO-normal" style:list-style-name="L2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202694" officeooo:paragraph-rsid="0020269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57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1edfcf" officeooo:paragraph-rsid="001edfcf" style:letter-kerning="false" fo:background-color="#ffc0cb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58" style:family="paragraph" style:parent-style-name="LO-normal" style:list-style-name="WWNum216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fo:font-weight="normal" officeooo:rsid="00233dd1" officeooo:paragraph-rsid="00233dd1" style:letter-kerning="false" fo:background-color="#ffffff" style:font-name-asian="Courier New1" style:font-size-asian="12pt" style:language-asian="zh" style:country-asian="CN" style:font-weight-asian="normal" style:font-name-complex="Courier New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9" style:family="paragraph" style:parent-style-name="LO-normal" style:list-style-name="L2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officeooo:rsid="00202694" officeooo:paragraph-rsid="00202694" fo:hyphenate="false" fo:hyphenation-remain-char-count="2" fo:hyphenation-push-char-count="2" loext:hyphenation-no-caps="false"/>
    </style:style>
    <style:style style:name="P60" style:family="paragraph" style:parent-style-name="LO-normal" style:list-style-name="WWNum216" style:master-page-name="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style:text-underline-style="solid" style:text-underline-width="auto" style:text-underline-color="font-color" officeooo:rsid="001edfcf" officeooo:paragraph-rsid="001edfc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61" style:family="paragraph" style:parent-style-name="LO-normal" style:list-style-name="WWNum100" style:master-page-name="">
      <loext:graphic-properties draw:fill="none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212529" style:font-name="Courier New" officeooo:rsid="00254fd1" officeooo:paragraph-rsid="00254fd1" fo:background-color="#f9f9f9" style:font-name-asian="Courier New1" style:font-name-complex="Courier New1" fo:hyphenate="false" fo:hyphenation-remain-char-count="2" fo:hyphenation-push-char-count="2" loext:hyphenation-no-caps="false"/>
    </style:style>
    <style:style style:name="P62" style:family="paragraph" style:parent-style-name="LO-normal" style:list-style-name="WWNum216" style:master-page-name="">
      <loext:graphic-properties draw:fill="solid" draw:fill-color="#f9f9f9"/>
      <style:paragraph-properties fo:margin-left="-0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style:text-underline-style="solid" style:text-underline-width="auto" style:text-underline-color="font-color" officeooo:rsid="001a4b5d" officeooo:paragraph-rsid="001a4b5d" fo:background-color="#f9f9f9" style:font-name-asian="Courier New1" style:font-name-complex="Courier New1" fo:hyphenate="false" fo:hyphenation-remain-char-count="2" fo:hyphenation-push-char-count="2" loext:hyphenation-no-caps="false"/>
    </style:style>
    <style:style style:name="P63" style:family="paragraph" style:parent-style-name="LO-normal" style:list-style-name="WWNum216" style:master-page-name="">
      <loext:graphic-properties draw:fill="solid" draw:fill-color="#f9f9f9"/>
      <style:paragraph-properties fo:margin-left="-0.801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officeooo:rsid="001c5505" officeooo:paragraph-rsid="001c5505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LO-normal" style:list-style-name="WWNum216" style:master-page-name="">
      <loext:graphic-properties draw:fill="solid" draw:fill-color="#f9f9f9"/>
      <style:paragraph-properties fo:margin-left="-0.801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style:text-underline-style="none" officeooo:rsid="001d3c5a" officeooo:paragraph-rsid="001d3c5a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LO-normal" style:list-style-name="WWNum216" style:master-page-name="">
      <loext:graphic-properties draw:fill="solid" draw:fill-color="#f9f9f9"/>
      <style:paragraph-properties fo:margin-left="1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officeooo:rsid="001edfcf" officeooo:paragraph-rsid="001edfc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LO-normal" style:list-style-name="L1" style:master-page-name="">
      <loext:graphic-properties draw:fill="solid" draw:fill-color="#f9f9f9"/>
      <style:paragraph-properties fo:margin-left="1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fo:font-weight="bold" officeooo:rsid="00202694" officeooo:paragraph-rsid="00202694" style:letter-kerning="false" fo:background-color="#f9f9f9" style:font-name-asian="Courier New1" style:font-size-asian="12pt" style:language-asian="zh" style:country-asian="CN" style:font-weight-asian="bold" style:font-name-complex="Courier New1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67" style:family="paragraph" style:parent-style-name="LO-normal" style:list-style-name="WWNum216">
      <loext:graphic-properties draw:fill="solid" draw:fill-color="#f9f9f9"/>
      <style:paragraph-properties fo:margin-left="1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1edfcf" officeooo:paragraph-rsid="001edfc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68" style:family="paragraph" style:parent-style-name="LO-normal" style:list-style-name="WWNum100">
      <loext:graphic-properties draw:fill="solid" draw:fill-color="#f9f9f9"/>
      <style:paragraph-properties fo:margin-left="1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2af1a4" officeooo:paragraph-rsid="002af1a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69" style:family="paragraph" style:parent-style-name="LO-normal" style:list-style-name="WWNum100" style:master-page-name="">
      <loext:graphic-properties draw:fill="solid" draw:fill-color="#f9f9f9"/>
      <style:paragraph-properties fo:margin-left="1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officeooo:rsid="002af1a4" officeooo:paragraph-rsid="002af1a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70" style:family="paragraph" style:parent-style-name="LO-normal" style:list-style-name="L6" style:master-page-name="">
      <loext:graphic-properties draw:fill="solid" draw:fill-color="#f9f9f9"/>
      <style:paragraph-properties fo:margin-left="1.6cm" fo:margin-right="0cm" fo:margin-top="0cm" fo:margin-bottom="0.21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officeooo:paragraph-rsid="00216974" fo:hyphenate="false" fo:hyphenation-remain-char-count="2" fo:hyphenation-push-char-count="2" loext:hyphenation-no-caps="false"/>
    </style:style>
    <style:style style:name="P71" style:family="paragraph" style:parent-style-name="LO-normal" style:list-style-name="WWNum216">
      <loext:graphic-properties draw:fill="solid" draw:fill-color="#f9f9f9"/>
      <style:paragraph-properties fo:margin-top="0cm" fo:margin-bottom="0.212cm" loext:contextual-spacing="false" fo:line-height="150%" fo:text-align="start" style:justify-single-word="false" fo:orphans="2" fo:widows="2" fo:hyphenation-ladder-count="no-limit" fo:background-color="#f9f9f9" style:writing-mode="lr-tb"/>
      <style:text-properties officeooo:paragraph-rsid="001edfcf" fo:hyphenate="false" fo:hyphenation-remain-char-count="2" fo:hyphenation-push-char-count="2" loext:hyphenation-no-caps="false"/>
    </style:style>
    <style:style style:name="P72" style:family="paragraph" style:parent-style-name="LO-normal" style:list-style-name="L10" style:master-page-name="">
      <loext:graphic-properties draw:fill="solid" draw:fill-color="#f9f9f9"/>
      <style:paragraph-properties fo:margin-top="0cm" fo:margin-bottom="0.212cm" loext:contextual-spacing="false" fo:line-height="150%" fo:text-align="start" style:justify-single-word="false" fo:orphans="2" fo:widows="2" fo:hyphenation-ladder-count="no-limit" style:page-number="auto" fo:background-color="#f9f9f9" style:writing-mode="lr-tb"/>
      <style:text-properties style:text-underline-style="solid" style:text-underline-width="auto" style:text-underline-color="font-color" officeooo:paragraph-rsid="003048ed" fo:hyphenate="false" fo:hyphenation-remain-char-count="2" fo:hyphenation-push-char-count="2" loext:hyphenation-no-caps="false"/>
    </style:style>
    <style:style style:name="P73" style:family="paragraph" style:parent-style-name="LO-normal" style:list-style-name="L4" style:master-page-name="">
      <loext:graphic-properties draw:fill="solid" draw:fill-color="#f9f9f9"/>
      <style:paragraph-properties fo:margin-left="1.6cm" fo:margin-right="0cm" fo:margin-top="0cm" fo:margin-bottom="0.212cm" loext:contextual-spacing="false" fo:line-height="150%" fo:text-align="start" style:justify-single-word="false" fo:orphans="2" fo:widows="2" fo:hyphenation-ladder-count="no-limit" fo:text-indent="-0.64cm" style:auto-text-indent="false" style:page-number="auto" fo:background-color="#f9f9f9" style:writing-mode="lr-tb"/>
      <style:text-properties officeooo:paragraph-rsid="00216974" fo:hyphenate="false" fo:hyphenation-remain-char-count="2" fo:hyphenation-push-char-count="2" loext:hyphenation-no-caps="false"/>
    </style:style>
    <style:style style:name="P74" style:family="paragraph" style:parent-style-name="LO-normal" style:list-style-name="L7" style:master-page-name="">
      <loext:graphic-properties draw:fill="solid" draw:fill-color="#f9f9f9"/>
      <style:paragraph-properties fo:margin-left="0.6cm" fo:margin-right="0cm" fo:margin-top="0cm" fo:margin-bottom="0.4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officeooo:paragraph-rsid="002cb8df" fo:hyphenate="false" fo:hyphenation-remain-char-count="2" fo:hyphenation-push-char-count="2" loext:hyphenation-no-caps="false"/>
    </style:style>
    <style:style style:name="P75" style:family="paragraph" style:parent-style-name="LO-normal" style:list-style-name="L8" style:master-page-name="">
      <loext:graphic-properties draw:fill="solid" draw:fill-color="#f9f9f9"/>
      <style:paragraph-properties fo:margin-left="0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officeooo:rsid="002e9a4f" officeooo:paragraph-rsid="002e9a4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76" style:family="paragraph" style:parent-style-name="LO-normal" style:list-style-name="L8" style:master-page-name="">
      <loext:graphic-properties draw:fill="solid" draw:fill-color="#f9f9f9"/>
      <style:paragraph-properties fo:margin-left="0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officeooo:rsid="003048ed" officeooo:paragraph-rsid="003048ed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77" style:family="paragraph" style:parent-style-name="LO-normal" style:list-style-name="WWNum100" style:master-page-name="">
      <loext:graphic-properties draw:fill="solid" draw:fill-color="#f9f9f9"/>
      <style:paragraph-properties fo:margin-left="0.6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fo:language="en" fo:country="US" officeooo:rsid="0027b0d4" officeooo:paragraph-rsid="0027b0d4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78" style:family="paragraph" style:parent-style-name="LO-normal" style:list-style-name="L8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2e9a4f" officeooo:paragraph-rsid="002e9a4f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79" style:family="paragraph" style:parent-style-name="LO-normal" style:list-style-name="L8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3048ed" officeooo:paragraph-rsid="003048ed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80" style:family="paragraph" style:parent-style-name="LO-normal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3048ed" officeooo:paragraph-rsid="003048ed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81" style:family="paragraph" style:parent-style-name="LO-normal">
      <loext:graphic-properties draw:fill="solid" draw:fill-color="#f9f9f9"/>
      <style:paragraph-properties fo:margin-left="0cm" fo:margin-right="0cm" fo:margin-top="0cm" fo:margin-bottom="0.212cm" loext:contextual-spacing="false" fo:line-height="150%" fo:text-align="start" style:justify-single-word="false" fo:orphans="2" fo:widows="2" fo:hyphenation-ladder-count="no-limit" fo:text-indent="0cm" style:auto-text-indent="false" fo:background-color="#f9f9f9" style:writing-mode="lr-tb"/>
      <style:text-properties fo:color="#212529" style:font-name="Courier New" fo:font-size="12pt" fo:language="en" fo:country="US" officeooo:rsid="00328ecd" officeooo:paragraph-rsid="00328ecd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 loext:hyphenation-no-caps="false"/>
    </style:style>
    <style:style style:name="P82" style:family="paragraph" style:parent-style-name="LO-normal">
      <style:paragraph-properties fo:margin-left="0cm" fo:margin-right="0cm" fo:margin-top="0cm" fo:margin-bottom="0cm" loext:contextual-spacing="false" fo:line-height="150%" fo:text-indent="0cm" style:auto-text-indent="false"/>
      <style:text-properties fo:color="#212529" style:font-name="Samanata" fo:font-size="12pt" fo:language="en" fo:country="US" officeooo:rsid="00254fd1" officeooo:paragraph-rsid="00254fd1" style:letter-kerning="false" fo:background-color="#f9f9f9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P83" style:family="paragraph" style:parent-style-name="LO-normal" style:list-style-name="WWNum100" style:master-page-name="">
      <loext:graphic-properties draw:fill="solid" draw:fill-color="#f9f9f9"/>
      <style:paragraph-properties fo:margin-left="0.6cm" fo:margin-right="0cm" fo:margin-top="0cm" fo:margin-bottom="0.212cm" loext:contextual-spacing="false" fo:line-height="150%" fo:text-align="start" style:justify-single-word="false" fo:orphans="2" fo:widows="2" fo:hyphenation-ladder-count="no-limit" fo:text-indent="-0.101cm" style:auto-text-indent="false" style:page-number="auto" fo:background-color="#f9f9f9" style:writing-mode="lr-tb"/>
      <style:text-properties officeooo:paragraph-rsid="0027b0d4" fo:hyphenate="false" fo:hyphenation-remain-char-count="2" fo:hyphenation-push-char-count="2" loext:hyphenation-no-caps="false"/>
    </style:style>
    <style:style style:name="T1" style:family="text">
      <style:text-properties fo:color="#212529" style:font-name="Courier New" fo:background-color="#f9f9f9" loext:char-shading-value="0" style:font-name-asian="Courier New1" style:font-name-complex="Courier New1"/>
    </style:style>
    <style:style style:name="T2" style:family="text">
      <style:text-properties fo:color="#212529" style:font-name="Courier New" officeooo:rsid="0016924c" fo:background-color="#f9f9f9" loext:char-shading-value="0" style:font-name-asian="Courier New1" style:font-name-complex="Courier New1"/>
    </style:style>
    <style:style style:name="T3" style:family="text">
      <style:text-properties fo:color="#212529" style:font-name="Courier New" officeooo:rsid="0017e691" fo:background-color="#f9f9f9" loext:char-shading-value="0" style:font-name-asian="Courier New1" style:font-name-complex="Courier New1"/>
    </style:style>
    <style:style style:name="T4" style:family="text">
      <style:text-properties fo:color="#212529" style:font-name="Courier New" officeooo:rsid="00185846" fo:background-color="#f9f9f9" loext:char-shading-value="0" style:font-name-asian="Courier New1" style:font-name-complex="Courier New1"/>
    </style:style>
    <style:style style:name="T5" style:family="text">
      <style:text-properties fo:color="#212529" style:font-name="Courier New" officeooo:rsid="00254fd1" fo:background-color="#f9f9f9" loext:char-shading-value="0" style:font-name-asian="Courier New1" style:font-name-complex="Courier New1"/>
    </style:style>
    <style:style style:name="T6" style:family="text">
      <style:text-properties fo:color="#212529" style:font-name="Courier New" fo:font-size="12pt" fo:language="en" fo:country="US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7" style:family="text">
      <style:text-properties fo:color="#212529" style:font-name="Courier New" fo:font-size="12pt" fo:language="en" fo:country="US" officeooo:rsid="00185846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8" style:family="text">
      <style:text-properties fo:color="#212529" style:font-name="Courier New" fo:font-size="12pt" fo:language="en" fo:country="US" officeooo:rsid="001edfcf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9" style:family="text">
      <style:text-properties fo:color="#212529" style:font-name="Courier New" fo:font-size="12pt" fo:language="en" fo:country="US" officeooo:rsid="00202694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0" style:family="text">
      <style:text-properties fo:color="#212529" style:font-name="Courier New" fo:font-size="12pt" fo:language="en" fo:country="US" officeooo:rsid="00216974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1" style:family="text">
      <style:text-properties fo:color="#212529" style:font-name="Courier New" fo:font-size="12pt" fo:language="en" fo:country="US" officeooo:rsid="00233dd1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2" style:family="text">
      <style:text-properties fo:color="#212529" style:font-name="Courier New" fo:font-size="12pt" fo:language="en" fo:country="US" officeooo:rsid="00254fd1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3" style:family="text">
      <style:text-properties fo:color="#212529" style:font-name="Courier New" fo:font-size="12pt" fo:language="en" fo:country="US" officeooo:rsid="0027b0d4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4" style:family="text">
      <style:text-properties fo:color="#212529" style:font-name="Courier New" fo:font-size="12pt" fo:language="en" fo:country="US" officeooo:rsid="0028db7a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5" style:family="text">
      <style:text-properties fo:color="#212529" style:font-name="Courier New" fo:font-size="12pt" fo:language="en" fo:country="US" officeooo:rsid="002a0e83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6" style:family="text">
      <style:text-properties fo:color="#212529" style:font-name="Courier New" fo:font-size="12pt" fo:language="en" fo:country="US" officeooo:rsid="002a5a2c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7" style:family="text">
      <style:text-properties fo:color="#212529" style:font-name="Courier New" fo:font-size="12pt" fo:language="en" fo:country="US" officeooo:rsid="002cb8df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8" style:family="text">
      <style:text-properties fo:color="#212529" style:font-name="Courier New" fo:font-size="12pt" fo:language="en" fo:country="US" officeooo:rsid="002e9a4f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19" style:family="text">
      <style:text-properties fo:color="#212529" style:font-name="Courier New" fo:font-size="12pt" fo:language="en" fo:country="US" officeooo:rsid="003048ed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20" style:family="text">
      <style:text-properties fo:color="#212529" style:font-name="Courier New" fo:font-size="12pt" fo:language="en" fo:country="US" officeooo:rsid="0031181d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21" style:family="text">
      <style:text-properties fo:color="#212529" style:font-name="Courier New" fo:font-size="12pt" fo:language="en" fo:country="US" fo:font-weight="bold" officeooo:rsid="001edfcf" style:letter-kerning="false" fo:background-color="#f9f9f9" loext:char-shading-value="0" style:font-name-asian="Courier New1" style:font-size-asian="12pt" style:language-asian="zh" style:country-asian="CN" style:font-weight-asian="bold" style:font-name-complex="Courier New1" style:font-size-complex="12pt" style:language-complex="hi" style:country-complex="IN" style:font-weight-complex="bold"/>
    </style:style>
    <style:style style:name="T22" style:family="text">
      <style:text-properties officeooo:rsid="00144a4a"/>
    </style:style>
    <style:style style:name="T23" style:family="text">
      <style:text-properties officeooo:rsid="0016924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6924c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officeooo:rsid="001c5505"/>
    </style:style>
    <style:style style:name="T28" style:family="text">
      <style:text-properties officeooo:rsid="00202694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19370"/>
    </style:style>
    <style:style style:name="T31" style:family="text">
      <style:text-properties officeooo:rsid="00233dd1"/>
    </style:style>
    <style:style style:name="T32" style:family="text">
      <style:text-properties style:font-name="Courier New"/>
    </style:style>
    <style:style style:name="T33" style:family="text">
      <style:text-properties style:font-name="Courier New" fo:font-size="12pt" fo:language="en" fo:country="US" style:letter-kerning="false" style:font-size-asian="12pt" style:language-asian="zh" style:country-asian="CN" style:font-size-complex="12pt" style:language-complex="hi" style:country-complex="IN"/>
    </style:style>
    <style:style style:name="T34" style:family="text">
      <style:text-properties style:font-name="Courier New" officeooo:rsid="0025ef03"/>
    </style:style>
    <style:style style:name="T35" style:family="text">
      <style:text-properties fo:font-size="12pt" fo:language="en" fo:country="US" style:letter-kerning="false" style:font-size-asian="12pt" style:language-asian="zh" style:country-asian="CN" style:font-size-complex="12pt" style:language-complex="hi" style:country-complex="IN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2a0e83"/>
    </style:style>
    <style:style style:name="T38" style:family="text">
      <style:text-properties officeooo:rsid="002a0e83"/>
    </style:style>
    <style:style style:name="T39" style:family="text">
      <style:text-properties officeooo:rsid="002af1a4"/>
    </style:style>
    <style:style style:name="T40" style:family="text">
      <style:text-properties officeooo:rsid="002e9a4f"/>
    </style:style>
    <style:style style:name="T41" style:family="text">
      <style:text-properties officeooo:rsid="003048e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0<text:span text:style-name="T22">4</text:span>.08.22 – <text:span text:style-name="T23">História do Java</text:span></text:p>
      <text:p text:style-name="P4">- O código fonte <text:span text:style-name="T23">(</text:span><text:span text:style-name="T25">o que você programou</text:span><text:span text:style-name="T23">) </text:span>é transformado <text:span text:style-name="T23">numa linguagem compreendida pelo computador</text:span><text:span text:style-name="T25"> (através do </text:span><text:span text:style-name="T24">processo de compilação</text:span>) e se torna executável <text:span text:style-name="T23">no computador.</text:span></text:p>
      <text:p text:style-name="P5">Linha do tempo:</text:p>
      <text:p text:style-name="P1"><text:span text:style-name="T1">19</text:span><text:span text:style-name="T2">90</text:span><text:span text:style-name="T1"> – </text:span><text:span text:style-name="T2">Sun mycrosystem utilizando a linguagem C++ queriam interligar diversos dispositivos, </text:span><text:span text:style-name="T3">porém isso não deu certo.</text:span></text:p>
      <text:p text:style-name="P3">1991 – GreenTalk (primeiro nome) → Oak (segundo nome) e foi criado um aparelho chamado Star 7 (tela touch) que a intenção era controlar tv e outros eletrodomésticos (parecido com a Alexa hoje em dia), porém não vendeu bem</text:p>
      <text:p text:style-name="P2">1991 - Aprovada a lei de incentivos e apoio tecnológico pelo senador Al Gore </text:p>
      <text:list xml:id="list2361027643" text:style-name="WWNum168">
        <text:list-item>
          <text:p text:style-name="P7">Através dessa lei o navegador MOSAIC ganhou vida e se popularizou nos sistemas MAC, Windows e Unix </text:p>
        </text:list-item>
        <text:list-item>
          <text:p text:style-name="P10">O MOSAIC revolucionou a navegação Web aproximando-a do que conhecemos hoje </text:p>
        </text:list-item>
      </text:list>
      <text:p text:style-name="P2">1993 - Fundação da Netscape (Parte da equipe que criou o MOSAIC)</text:p>
      <text:list xml:id="list1833524026" text:style-name="WWNum100">
        <text:list-item>
          <text:p text:style-name="P11">O Netscape passou a dominar a navegação Web, mas suas páginas ainda eram estáticas e simples </text:p>
          <text:p text:style-name="P16">1994 – Tim Bernes-Lee criou HTML e a linguagem Oak permitia interatividade. </text:p>
        </text:list-item>
        <text:list-item>
          <text:p text:style-name="P46"><text:span text:style-name="T1">Projeto WebRunner</text:span><text:span text:style-name="T4">(depois se tornou HotJava)</text:span><text:span text:style-name="T1"> = interatividade entre HTML e Star 7) ideia principal era criar interatividade na Web (implementar o Star 7 na Web). </text:span></text:p>
        </text:list-item>
        <text:list-item>
          <text:p text:style-name="P46"><text:span text:style-name="T1">O nome Oak teve que ser mudado para </text:span><text:span text:style-name="T4">Java (Java coffe – café forte, os programadores gostavam de café). </text:span></text:p>
        </text:list-item>
        <text:list-item>
          <text:p text:style-name="P47"><text:span text:style-name="T4">A linguagem Java ficou famosa. A netscapce como jogada de marketing lançou a linguagem JavaScript, mas </text:span><text:span text:style-name="T7">são duas linguagens completamente diferentes</text:span><text:span text:style-name="T4">.</text:span></text:p>
          <text:p text:style-name="P17"><text:soft-page-break/></text:p>
        </text:list-item>
      </text:list>
      <text:p text:style-name="P2">1995 - Contratação do Bredan Eich com o objetivo de integrar uma linguagem de programação ao Netscape O mais rápido possível </text:p>
      <text:list xml:id="list23367641" text:style-name="WWNum158">
        <text:list-item>
          <text:p text:style-name="P8">É criado o Mocha </text:p>
        </text:list-item>
        <text:list-item>
          <text:p text:style-name="P12">O Mocha ainda em 1995 é renomeado para LiveScript e posteriormente JavaScript </text:p>
        </text:list-item>
      </text:list>
      <text:p text:style-name="P2">1995 - Surge o navegador da Microsoft, o Internet Explorer <text:s/></text:p>
      <text:list xml:id="list2467879852" text:style-name="WWNum224">
        <text:list-item>
          <text:p text:style-name="P13">Junto ao seu desenvolvimento foi criado o JScript</text:p>
        </text:list-item>
      </text:list>
      <text:p text:style-name="P2">1996 - JavaScript vs JScript</text:p>
      <text:p text:style-name="P2">1997 - Primeira versão do ECMA-262 (ECMASCRIPT) <text:s/></text:p>
      <text:list xml:id="list3534074899" text:style-name="WWNum216">
        <text:list-item>
          <text:p text:style-name="P14">A pedidos da Netscape os reguladores do ECMA adotaram o JavaScript no desenvolvimento Web <text:s/></text:p>
          <text:p text:style-name="P14"/>
          <text:p text:style-name="P62">08.08.22 – <text:span text:style-name="T27">Como funciona o Java – Aula 2</text:span></text:p>
        </text:list-item>
        <text:list-item>
          <text:p text:style-name="P18">Assembly: linguagem;</text:p>
        </text:list-item>
        <text:list-item>
          <text:p text:style-name="P18">Assembler: é uma montador, uma estrtura de software, que traduz o Assembly para linguagem de máquina;</text:p>
          <text:p text:style-name="P18"/>
          <text:p text:style-name="P63">Funcionamento da linguagem C <text:span text:style-name="T30">(linguagem multiplataforma)</text:span>:</text:p>
        </text:list-item>
        <text:list-item>
          <text:p text:style-name="P50">Código fonte;</text:p>
        </text:list-item>
        <text:list-item>
          <text:p text:style-name="P20">Conversão do código fonte (através do compilador);</text:p>
        </text:list-item>
        <text:list-item>
          <text:p text:style-name="P20">É transformado em código executável pelo compilador e compreendido pel<text:span text:style-name="T30">a</text:span> <text:s/><text:span text:style-name="T30">linguagem de </text:span>computador <text:span text:style-name="T30">(linguagem binária)</text:span>;</text:p>
          <text:p text:style-name="P20"/>
          <text:p text:style-name="P64">Funcionamento da linguagem JAVA:</text:p>
        </text:list-item>
        <text:list-item>
          <text:p text:style-name="P21">Código Fonte</text:p>
        </text:list-item>
        <text:list-item>
          <text:p text:style-name="P21">Passa pelo Compilador: Java C <text:span text:style-name="T30">ou Java Compiler</text:span></text:p>
        </text:list-item>
        <text:list-item>
          <text:p text:style-name="P21">O código gerado pelo compilador é chamado de Bytecode, <text:span text:style-name="T31">não é código executável pelo computador;</text:span></text:p>
        </text:list-item>
        <text:list-item>
          <text:p text:style-name="P21"><text:soft-page-break/>Bytecode não é compreendido pelo computador (necessita de mais um software intermediário) – chamado <text:span text:style-name="T29">JVM</text:span> (<text:span text:style-name="T29">Java Virtual Machine</text:span>) – assim o código é interpretado, <text:span text:style-name="T31">aí o programa será executado</text:span>;</text:p>
        </text:list-item>
        <text:list-item>
          <text:p text:style-name="P22">WORA (Write Once Run Anywhere) – significa escreva uma vez e execute em qualquer lugar</text:p>
          <text:p text:style-name="P65">→ <text:span text:style-name="T24">escreva uma vez só, compile uma vez só e coloque para funcionar em qualquer plataforma que tem uma JVM</text:span></text:p>
          <text:p text:style-name="P67"/>
        </text:list-item>
        <text:list-item>
          <text:p text:style-name="P60">Existem dois momentos no desenvolvimento Java, existem dois tipos de usuários separados pela plataforma Java:</text:p>
        </text:list-item>
        <text:list-item>
          <text:p text:style-name="P54">JRE (Java Runtime Environment) = quem quer apenas utilizar java <text:span text:style-name="T31">(ambiente de execução Java – executar programas Java)</text:span> </text:p>
        </text:list-item>
        <text:list-item>
          <text:p text:style-name="P71"><text:span text:style-name="T21">Composto pelo JVM e Bibliotecas:</text:span><text:span text:style-name="T8"> </text:span></text:p>
        </text:list-item>
      </text:list>
      <text:list xml:id="list50083294" text:style-name="L1">
        <text:list-item>
          <text:p text:style-name="P66">JVM <text:span text:style-name="T31">(máquina virtual)</text:span></text:p>
        </text:list-item>
      </text:list>
      <text:list xml:id="list4086799678" text:style-name="L2">
        <text:list-item>
          <text:p text:style-name="P55">Loader: parte interna que carrega o bytecode na memória da sua máquina virtual;</text:p>
        </text:list-item>
        <text:list-item>
          <text:p text:style-name="P55">Verificador: irá verificar se <text:span text:style-name="T28">o código</text:span> pode ser executado na sua máquina sem problemas;</text:p>
        </text:list-item>
        <text:list-item>
          <text:p text:style-name="P56">Interpretador: converte o código bytecode numa instrução que o sistema vai executar (entender);</text:p>
        </text:list-item>
        <text:list-item>
          <text:p text:style-name="P56">Gerenciador: vai tratar como os códigos serão gerenciados como a memória da JVM será tratada;</text:p>
        </text:list-item>
        <text:list-item>
          <text:p text:style-name="P59"><text:span text:style-name="T9">C</text:span><text:span text:style-name="T6">ompilador JIT (Just In Time): identifica as partes mais importantes do código para ser compilado;</text:span></text:p>
        </text:list-item>
      </text:list>
      <text:list xml:id="list201645626778102" text:continue-list="list50083294" text:style-name="L1">
        <text:list-item>
          <text:p text:style-name="P66">Bibliotecas <text:span text:style-name="T31">(APIs)</text:span></text:p>
        </text:list-item>
      </text:list>
      <text:list xml:id="list1697432596" text:style-name="L3">
        <text:list-item>
          <text:p text:style-name="P53"/>
        </text:list-item>
      </text:list>
      <text:list xml:id="list201647257952814" text:continue-list="list3534074899" text:style-name="WWNum216">
        <text:list-item>
          <text:p text:style-name="P57"><text:span text:style-name="T29">JDK (Java Development Kit)</text:span> = <text:span text:style-name="T29">quem quer programar (desenvolver em java);</text:span></text:p>
        </text:list-item>
        <text:list-item>
          <text:p text:style-name="P58">JRE</text:p>
        </text:list-item>
      </text:list>
      <text:list xml:id="list873948376" text:style-name="L4">
        <text:list-item>
          <text:p text:style-name="P73"><text:span text:style-name="T10"><text:s/></text:span><text:span text:style-name="T11">Linguagem: </text:span><text:span text:style-name="T10">Javalang</text:span></text:p>
        </text:list-item>
      </text:list>
      <text:list xml:id="list1355185525" text:style-name="L6">
        <text:list-item>
          <text:p text:style-name="P70"><text:soft-page-break/><text:span text:style-name="T10">JavaTools </text:span><text:span text:style-name="T11">(conjunto de ferramentas)</text:span></text:p>
        </text:list-item>
      </text:list>
      <text:list xml:id="list201646033557646" text:continue-list="list2361027643" text:style-name="WWNum168">
        <text:list-item>
          <text:p text:style-name="P9">Java C (compilador Java)</text:p>
        </text:list-item>
        <text:list-item>
          <text:p text:style-name="P15">Debugger</text:p>
        </text:list-item>
        <text:list-item>
          <text:p text:style-name="P15">APIs (APIs de desenvolvimento)</text:p>
        </text:list-item>
      </text:list>
      <text:p text:style-name="P19"/>
      <text:p text:style-name="P82"><text:span text:style-name="T32">14.08.22 – Instalando o JDK no seu computador</text:span></text:p>
      <text:p text:style-name="P82"><text:span text:style-name="T32"/></text:p>
      <text:p text:style-name="P51"><text:span text:style-name="T12">IDE</text:span><text:span text:style-name="T1"> – </text:span><text:span text:style-name="T5">Editor Completo</text:span></text:p>
      <text:list xml:id="list201646024214064" text:continue-list="list1833524026" text:style-name="WWNum100">
        <text:list-item>
          <text:p text:style-name="P61"><text:span text:style-name="T35">Compilador</text:span></text:p>
        </text:list-item>
        <text:list-item>
          <text:p text:style-name="P41"><text:span text:style-name="T32">Linker Debugger</text:span></text:p>
        </text:list-item>
        <text:list-item>
          <text:p text:style-name="P41"><text:span text:style-name="T32">Gerador de código</text:span></text:p>
        </text:list-item>
        <text:list-item>
          <text:p text:style-name="P41"><text:span text:style-name="T32">Ambiente de Testes</text:span></text:p>
        </text:list-item>
        <text:list-item>
          <text:p text:style-name="P41"><text:span text:style-name="T32">Distribuição Simplificada</text:span></text:p>
        </text:list-item>
      </text:list>
      <text:p text:style-name="P42"><text:span text:style-name="T32"/></text:p>
      <text:p text:style-name="P45"><text:span text:style-name="T33">NETBEANS (RAD – Rapid Application Developers)</text:span></text:p>
      <text:list xml:id="list201646144955268" text:continue-numbering="true" text:style-name="WWNum100">
        <text:list-item>
          <text:p text:style-name="P41"><text:span text:style-name="T32">SE (Standard Edition) – </text:span><text:span text:style-name="T34">construir aplicativos em janelas</text:span></text:p>
        </text:list-item>
        <text:list-item>
          <text:p text:style-name="P41"><text:span text:style-name="T32">EE (Enterprise Edition) – </text:span><text:span text:style-name="T34">construir app em janleas e ter acesso a banco de dados</text:span></text:p>
        </text:list-item>
        <text:list-item>
          <text:p text:style-name="P41"><text:span text:style-name="T32">ME (Micro Edition) – </text:span><text:span text:style-name="T34">aplicações para dispositivos portáteis</text:span></text:p>
          <text:p text:style-name="P43"><text:span text:style-name="T32">14.08.22 – Primeiro Programa em Java</text:span></text:p>
        </text:list-item>
        <text:list-item>
          <text:p text:style-name="P44"><text:span text:style-name="T34">p</text:span><text:span text:style-name="T32">ackage: pacote</text:span></text:p>
        </text:list-item>
        <text:list-item>
          <text:p text:style-name="P44"><text:span text:style-name="T34">c</text:span><text:span text:style-name="T32">lass: classe</text:span></text:p>
        </text:list-item>
        <text:list-item>
          <text:p text:style-name="P24">main: principal (método)</text:p>
          <text:p text:style-name="P77">→ Exemplo:</text:p>
          <text:p text:style-name="P24">package primeiroprograma (pacote)</text:p>
          <text:p text:style-name="P24">publi<text:span text:style-name="T39">c</text:span> class PrimeiroPrograma (classe)</text:p>
          <text:p text:style-name="P24">public static void main(String[] args) {} (método principal)</text:p>
        </text:list-item>
        <text:list-item>
          <text:p text:style-name="P24"><text:soft-page-break/>Leitura: método principal que está dentro da classe PrimeiroPrograma que faz parte do pacote primeiroprograma</text:p>
          <text:p text:style-name="P24">→<text:span text:style-name="T39"> pacote → classe → método</text:span></text:p>
          <text:p text:style-name="P24"/>
        </text:list-item>
        <text:list-item>
          <text:p text:style-name="P24">Java é <text:span text:style-name="T37">camelCase</text:span><text:span text:style-name="T38"> → </text:span><text:span text:style-name="T36">caseSensitive</text:span>: irá diferenciar maiúscula de minúscula</text:p>
          <text:p text:style-name="P83"><text:span text:style-name="T13">→</text:span><text:span text:style-name="T15"> Exemplos:</text:span></text:p>
        </text:list-item>
        <text:list-item>
          <text:p text:style-name="P30">package: meu_pacote → <text:s/>alunoscursoemvideo</text:p>
        </text:list-item>
        <text:list-item>
          <text:p text:style-name="P48"><text:span text:style-name="T13">class </text:span><text:span text:style-name="T16">ou interface</text:span><text:span text:style-name="T13">: </text:span><text:span text:style-name="T16">Exemplo mais claro </text:span><text:span text:style-name="T14">→ </text:span><text:span text:style-name="T15">AlunosCursoEmVideo</text:span></text:p>
        </text:list-item>
        <text:list-item>
          <text:p text:style-name="P52"><text:span text:style-name="T6">atributo: meuAtributo → <text:s/>nomeAluno</text:span></text:p>
        </text:list-item>
        <text:list-item>
          <text:p text:style-name="P52"><text:span text:style-name="T6">variável: minhaVariável → <text:s/>mediaPrimeiroBimestre</text:span></text:p>
        </text:list-item>
        <text:list-item>
          <text:p text:style-name="P52"><text:span text:style-name="T6">método: meuMétodo → <text:s/>lancarNotaAluno</text:span></text:p>
        </text:list-item>
        <text:list-item>
          <text:p text:style-name="P52"><text:span text:style-name="T6">variável constante: MINHA_CONSTANTE → <text:s/>VALOR_DE_PI</text:span></text:p>
          <text:p text:style-name="P25"/>
        </text:list-item>
        <text:list-item>
          <text:p text:style-name="P37">Como usar a IDE:</text:p>
        </text:list-item>
        <text:list-item>
          <text:p text:style-name="P26">1) Abrir novo projeto</text:p>
        </text:list-item>
        <text:list-item>
          <text:p text:style-name="P26">2) Aplicação Java</text:p>
        </text:list-item>
        <text:list-item>
          <text:p text:style-name="P26">3) O nome do projeto não pode ter espaço</text:p>
        </text:list-item>
        <text:list-item>
          <text:p text:style-name="P26">4) package → nome com letras minúsculas</text:p>
        </text:list-item>
        <text:list-item>
          <text:p text:style-name="P26">5) class → PrimeiroPrograma (Exemplo de escrita)</text:p>
          <text:p text:style-name="P40">Obs: tudo que tiver <text:span text:style-name="T26">.java</text:span> é o meu programa</text:p>
          <text:p text:style-name="P40"/>
        </text:list-item>
        <text:list-item>
          <text:p text:style-name="P38">Atalhos:</text:p>
        </text:list-item>
        <text:list-item>
          <text:p text:style-name="P26">sout + tab (completa a frase para System.out.print)</text:p>
        </text:list-item>
        <text:list-item>
          <text:p text:style-name="P30">psvm + tab: public static void main(String[] args) {} ou main</text:p>
        </text:list-item>
        <text:list-item>
          <text:p text:style-name="P27">print: não pula linha</text:p>
        </text:list-item>
        <text:list-item>
          <text:p text:style-name="P27">println: pula linha</text:p>
          <text:p text:style-name="P32"/>
        </text:list-item>
        <text:list-item>
          <text:p text:style-name="P32"><text:soft-page-break/>System.out.print </text:p>
          <text:p text:style-name="P69">→ System (sistema): class</text:p>
          <text:p text:style-name="P68">→ out (saída): display do dispositivo</text:p>
          <text:p text:style-name="P68">→ print(imprima ou mostre): sistema tem uma saída que irá imprimir</text:p>
        </text:list-item>
        <text:list-item>
          <text:p text:style-name="P32">void: indica método</text:p>
        </text:list-item>
        <text:list-item>
          <text:p text:style-name="P34">new: criando novo objeto</text:p>
          <text:p text:style-name="P34"/>
        </text:list-item>
      </text:list>
      <text:list xml:id="list496167472" text:style-name="L10">
        <text:list-item>
          <text:p text:style-name="P72"><text:span text:style-name="T19">Exercício </text:span><text:span text:style-name="T20">4</text:span><text:span text:style-name="T19"> - Guanabara</text:span></text:p>
        </text:list-item>
      </text:list>
      <text:list xml:id="list3714611927" text:style-name="L7">
        <text:list-item>
          <text:p text:style-name="P74"><text:span text:style-name="T18"><text:s/>importar:</text:span></text:p>
        </text:list-item>
      </text:list>
      <text:list xml:id="list201647133787134" text:continue-list="list201646144955268" text:style-name="WWNum100">
        <text:list-header>
          <text:p text:style-name="P49"><text:span text:style-name="T17">→</text:span><text:span text:style-name="T18"> import java.awt.Toolkit; </text:span></text:p>
          <text:p text:style-name="P49"><text:span text:style-name="T18">→ import java.util.Dimension; (As duas servem para mostrar a resolução da tela)</text:span></text:p>
          <text:p text:style-name="P34">→<text:span text:style-name="T40"> import java.util.Locale; (serve para identificar o idioma)</text:span></text:p>
          <text:p text:style-name="P35">→ import java.util.Date; (serve para mostrar a hora)</text:p>
        </text:list-header>
      </text:list>
      <text:p text:style-name="P36"/>
      <text:list xml:id="list4127407206" text:style-name="L8">
        <text:list-item>
          <text:p text:style-name="P75">na classe main:</text:p>
          <text:p text:style-name="P78">→ Toolkit ferramenta = Toolkit.getDefaultToolkit();</text:p>
          <text:p text:style-name="P78">→ Dimension tamanho = ferramenta.getScreenSize();</text:p>
          <text:p text:style-name="P78">→ Date relogio = <text:span text:style-name="T41">new Date();</text:span></text:p>
          <text:p text:style-name="P78">→<text:span text:style-name="T41"> Locale idioma = Locale.getDefault;</text:span></text:p>
          <text:p text:style-name="P78"/>
        </text:list-item>
        <text:list-item>
          <text:p text:style-name="P76">impressão na tela:</text:p>
          <text:p text:style-name="P79">→ System.out.println(“A dimensão da sua tela : ” + tamanho.width + “ x “ + tamanho.height);</text:p>
          <text:p text:style-name="P79">→ System.out.println(“A hora atual é: “ + relogio.toString());</text:p>
          <text:p text:style-name="P79">→ System.out.println(“O idioma do sistema é: “ + idioma.getDisplayLanguage());</text:p>
        </text:list-item>
      </text:list>
      <text:p text:style-name="P80"><text:soft-page-break/></text:p>
      <text:p text:style-name="P81">16.08.22 – Swing e JavaFX</text:p>
      <text:list xml:id="list201646565408491" text:continue-list="list201647133787134" text:style-name="WWNum100">
        <text:list-item>
          <text:p text:style-name="P39">Atalhos:</text:p>
        </text:list-item>
        <text:list-item>
          <text:p text:style-name="P28">sout + tab (completa a frase para System.out.print)</text:p>
        </text:list-item>
        <text:list-item>
          <text:p text:style-name="P31">psvm + tab: public static void main(String[] args) {} ou main</text:p>
        </text:list-item>
        <text:list-item>
          <text:p text:style-name="P28">print: não pula linha</text:p>
        </text:list-item>
        <text:list-item>
          <text:p text:style-name="P28">println: pula linha</text:p>
        </text:list-item>
        <text:list-item>
          <text:p text:style-name="P33">uj</text:p>
        </text:list-item>
      </text:list>
      <text:p text:style-name="P29"/>
      <text:p text:style-name="P23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Samanata" svg:font-family="Samanat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2pt" fo:language="en" fo:country="US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936" style:display-name="ListLabel 1936" style:family="text">
      <style:text-properties style:font-name-complex="OpenSymbol2" style:font-family-complex="OpenSymbol" style:font-family-generic-complex="system" style:font-pitch-complex="variable"/>
    </style:style>
    <style:style style:name="ListLabel_20_1937" style:display-name="ListLabel 1937" style:family="text">
      <style:text-properties style:font-name-complex="OpenSymbol2" style:font-family-complex="OpenSymbol" style:font-family-generic-complex="system" style:font-pitch-complex="variable"/>
    </style:style>
    <style:style style:name="ListLabel_20_1938" style:display-name="ListLabel 1938" style:family="text">
      <style:text-properties style:font-name-complex="OpenSymbol2" style:font-family-complex="OpenSymbol" style:font-family-generic-complex="system" style:font-pitch-complex="variable"/>
    </style:style>
    <style:style style:name="ListLabel_20_1939" style:display-name="ListLabel 1939" style:family="text">
      <style:text-properties style:font-name-complex="OpenSymbol2" style:font-family-complex="OpenSymbol" style:font-family-generic-complex="system" style:font-pitch-complex="variable"/>
    </style:style>
    <style:style style:name="ListLabel_20_1940" style:display-name="ListLabel 1940" style:family="text">
      <style:text-properties style:font-name-complex="OpenSymbol2" style:font-family-complex="OpenSymbol" style:font-family-generic-complex="system" style:font-pitch-complex="variable"/>
    </style:style>
    <style:style style:name="ListLabel_20_1941" style:display-name="ListLabel 1941" style:family="text">
      <style:text-properties style:font-name-complex="OpenSymbol2" style:font-family-complex="OpenSymbol" style:font-family-generic-complex="system" style:font-pitch-complex="variable"/>
    </style:style>
    <style:style style:name="ListLabel_20_1942" style:display-name="ListLabel 1942" style:family="text">
      <style:text-properties style:font-name-complex="OpenSymbol2" style:font-family-complex="OpenSymbol" style:font-family-generic-complex="system" style:font-pitch-complex="variable"/>
    </style:style>
    <style:style style:name="ListLabel_20_1943" style:display-name="ListLabel 1943" style:family="text">
      <style:text-properties style:font-name-complex="OpenSymbol2" style:font-family-complex="OpenSymbol" style:font-family-generic-complex="system" style:font-pitch-complex="variable"/>
    </style:style>
    <style:style style:name="ListLabel_20_1944" style:display-name="ListLabel 1944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1504" style:display-name="ListLabel 1504" style:family="text">
      <style:text-properties style:font-name-complex="OpenSymbol2" style:font-family-complex="OpenSymbol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" style:font-family-generic-complex="system" style:font-pitch-complex="variable"/>
    </style:style>
    <style:style style:name="ListLabel_20_892" style:display-name="ListLabel 892" style:family="text">
      <style:text-properties style:font-name-complex="OpenSymbol2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" style:font-family-generic-complex="system" style:font-pitch-complex="variable"/>
    </style:style>
    <style:style style:name="ListLabel_20_1414" style:display-name="ListLabel 1414" style:family="text">
      <style:text-properties style:font-name-complex="OpenSymbol2" style:font-family-complex="OpenSymbol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" style:font-family-generic-complex="system" style:font-pitch-complex="variable"/>
    </style:style>
    <style:style style:name="ListLabel_20_2008" style:display-name="ListLabel 2008" style:family="text">
      <style:text-properties style:font-name-complex="OpenSymbol2" style:font-family-complex="OpenSymbol" style:font-family-generic-complex="system" style:font-pitch-complex="variable"/>
    </style:style>
    <style:style style:name="ListLabel_20_2009" style:display-name="ListLabel 2009" style:family="text">
      <style:text-properties style:font-name-complex="OpenSymbol2" style:font-family-complex="OpenSymbol" style:font-family-generic-complex="system" style:font-pitch-complex="variable"/>
    </style:style>
    <style:style style:name="ListLabel_20_2010" style:display-name="ListLabel 2010" style:family="text">
      <style:text-properties style:font-name-complex="OpenSymbol2" style:font-family-complex="OpenSymbol" style:font-family-generic-complex="system" style:font-pitch-complex="variable"/>
    </style:style>
    <style:style style:name="ListLabel_20_2011" style:display-name="ListLabel 2011" style:family="text">
      <style:text-properties style:font-name-complex="OpenSymbol2" style:font-family-complex="OpenSymbol" style:font-family-generic-complex="system" style:font-pitch-complex="variable"/>
    </style:style>
    <style:style style:name="ListLabel_20_2012" style:display-name="ListLabel 2012" style:family="text">
      <style:text-properties style:font-name-complex="OpenSymbol2" style:font-family-complex="OpenSymbol" style:font-family-generic-complex="system" style:font-pitch-complex="variable"/>
    </style:style>
    <style:style style:name="ListLabel_20_2013" style:display-name="ListLabel 2013" style:family="text">
      <style:text-properties style:font-name-complex="OpenSymbol2" style:font-family-complex="OpenSymbol" style:font-family-generic-complex="system" style:font-pitch-complex="variable"/>
    </style:style>
    <style:style style:name="ListLabel_20_2014" style:display-name="ListLabel 2014" style:family="text">
      <style:text-properties style:font-name-complex="OpenSymbol2" style:font-family-complex="OpenSymbol" style:font-family-generic-complex="system" style:font-pitch-complex="variable"/>
    </style:style>
    <style:style style:name="ListLabel_20_2015" style:display-name="ListLabel 2015" style:family="text">
      <style:text-properties style:font-name-complex="OpenSymbol2" style:font-family-complex="OpenSymbol" style:font-family-generic-complex="system" style:font-pitch-complex="variable"/>
    </style:style>
    <style:style style:name="ListLabel_20_2016" style:display-name="ListLabel 2016" style:family="text">
      <style:text-properties style:font-name-complex="OpenSymbol2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Wingdings" style:font-family-complex="Wingdings" style:font-family-generic-complex="system" style:font-pitch-complex="variable"/>
    </style:style>
    <style:style style:name="ListLabel_20_551" style:display-name="ListLabel 551" style:family="text">
      <style:text-properties style:font-name-complex="Wingdings 2" style:font-family-complex="'Wingdings 2'" style:font-family-generic-complex="system" style:font-pitch-complex="variable"/>
    </style:style>
    <style:style style:name="ListLabel_20_552" style:display-name="ListLabel 552" style:family="text">
      <style:text-properties style:font-name-complex="OpenSymbol2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Wingdings" style:font-family-complex="Wingdings" style:font-family-generic-complex="system" style:font-pitch-complex="variable"/>
    </style:style>
    <style:style style:name="ListLabel_20_554" style:display-name="ListLabel 554" style:family="text">
      <style:text-properties style:font-name-complex="Wingdings 2" style:font-family-complex="'Wingdings 2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Wingdings" style:font-family-complex="Wingdings" style:font-family-generic-complex="system" style:font-pitch-complex="variable"/>
    </style:style>
    <style:style style:name="ListLabel_20_557" style:display-name="ListLabel 557" style:family="text">
      <style:text-properties style:font-name-complex="Wingdings 2" style:font-family-complex="'Wingdings 2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6">
      <text:list-level-style-bullet text:level="1" text:style-name="ListLabel_20_1936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1"/>
      </text:list-level-style-bullet>
      <text:list-level-style-bullet text:level="2" text:style-name="ListLabel_20_1937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938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4" text:style-name="ListLabel_20_1939" text:bullet-char="-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5" text:style-name="ListLabel_20_1940" text:bullet-char="-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6" text:style-name="ListLabel_20_1941" text:bullet-char="-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1"/>
      </text:list-level-style-bullet>
      <text:list-level-style-bullet text:level="7" text:style-name="ListLabel_20_1942" text:bullet-char="-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1"/>
      </text:list-level-style-bullet>
      <text:list-level-style-bullet text:level="8" text:style-name="ListLabel_20_1943" text:bullet-char="-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OpenSymbol1"/>
      </text:list-level-style-bullet>
      <text:list-level-style-bullet text:level="9" text:style-name="ListLabel_20_1944" text:bullet-char="-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5">
      <text:list-level-style-bullet text:level="1" text:style-name="ListLabel_20_21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18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219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220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22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222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223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224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225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8">
      <text:list-level-style-bullet text:level="1" text:style-name="ListLabel_20_150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505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1506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1507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1508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1509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1510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151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1512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bullet text:level="1" text:style-name="ListLabel_20_89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893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894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895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896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897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898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899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900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8">
      <text:list-level-style-bullet text:level="1" text:style-name="ListLabel_20_14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415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1416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1417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1418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1419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1420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142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1422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4">
      <text:list-level-style-bullet text:level="1" text:style-name="ListLabel_20_200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009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2010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201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2012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2013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2014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2015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2016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551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Wingdings 2'" style:font-charset="x-symbol"/>
      </text:list-level-style-bullet>
      <text:list-level-style-bullet text:level="3" text:style-name="ListLabel_20_552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4" text:style-name="ListLabel_20_553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5" text:style-name="ListLabel_20_554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Wingdings 2'" style:font-charset="x-symbol"/>
      </text:list-level-style-bullet>
      <text:list-level-style-bullet text:level="6" text:style-name="ListLabel_20_555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7" text:style-name="ListLabel_20_556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8" text:style-name="ListLabel_20_557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Wingdings 2'" style:font-charset="x-symbol"/>
      </text:list-level-style-bullet>
      <text:list-level-style-bullet text:level="9" text:style-name="ListLabel_20_558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03:02:51.969340868</meta:creation-date>
    <meta:editing-duration>PT2H47M3S</meta:editing-duration>
    <meta:editing-cycles>14</meta:editing-cycles>
    <meta:generator>LibreOffice/6.4.7.2$Linux_X86_64 LibreOffice_project/40$Build-2</meta:generator>
    <dc:date>2022-08-14T19:59:13.064260759</dc:date>
    <meta:document-statistic meta:table-count="0" meta:image-count="0" meta:object-count="0" meta:page-count="7" meta:paragraph-count="134" meta:word-count="1088" meta:character-count="6510" meta:non-whitespace-character-count="5616"/>
  </office:meta>
</office:document-meta>
</file>